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9999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99ff" style:text-align-source="fix" style:repeat-content="false" style:vertical-align="to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cc00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99"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ccff"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66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99"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ccff"/>
    </style:style>
    <style:style style:name="ce15" style:family="table-cell" style:parent-style-name="Default">
      <style:table-cell-properties fo:background-color="#ccf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2" table:default-cell-style-name="ce1"/>
        <table:table-column table:style-name="co1" table:number-columns-repeated="1014" table:default-cell-style-name="Default"/>
        <table:table-row table:style-name="ro1">
          <table:table-cell/>
          <table:table-cell table:style-name="ce3"/>
          <table:table-cell table:style-name="ce1"/>
          <table:table-cell/>
          <table:table-cell table:style-name="ce3"/>
          <table:table-cell table:style-name="ce1"/>
          <table:table-cell/>
          <table:table-cell table:style-name="ce3"/>
          <table:table-cell table:style-name="ce1"/>
          <table:table-cell table:number-columns-repeated="1015"/>
        </table:table-row>
        <table:table-row table:style-name="ro2">
          <table:table-cell table:style-name="ce2"/>
          <table:table-cell table:style-name="ce4" office:value-type="string" table:number-columns-spanned="2" table:number-rows-spanned="1">
            <text:p>TODO</text:p>
          </table:table-cell>
          <table:covered-table-cell table:style-name="ce12"/>
          <table:table-cell table:style-name="ce2"/>
          <table:table-cell table:style-name="ce4" office:value-type="string" table:number-columns-spanned="2" table:number-rows-spanned="1">
            <text:p>IN PROGRESS</text:p>
          </table:table-cell>
          <table:covered-table-cell table:style-name="ce12"/>
          <table:table-cell table:style-name="ce2"/>
          <table:table-cell table:style-name="ce4" office:value-type="string" table:number-columns-spanned="2" table:number-rows-spanned="1">
            <text:p>DONE</text:p>
          </table:table-cell>
          <table:covered-table-cell table:style-name="ce12"/>
          <table:table-cell table:style-name="ce2"/>
          <table:table-cell table:style-name="ce12" table:number-columns-repeated="1014"/>
        </table:table-row>
        <table:table-row table:style-name="ro3">
          <table:table-cell/>
          <table:table-cell table:style-name="ce5" office:value-type="string" table:number-columns-spanned="2" table:number-rows-spanned="1">
            <text:p>US : Afichage page d'accueil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6" office:value-type="string">
            <text:p>Test : </text:p>
          </table:table-cell>
          <table:table-cell table:style-name="ce13" office:value-type="string">
            <text:p><text:span text:style-name="T1">Given</text:span> l'url de l'application localhot:4200</text:p>
            <text:p><text:span text:style-name="T1">When</text:span><text:span text:style-name="T2"> j'accède à cette url</text:span></text:p>
            <text:p><text:span text:style-name="T1">Then </text:span><text:span text:style-name="T2">la page d'accueil apparait</text:span></text:p>
          </table:table-cell>
          <table:table-cell table:number-columns-repeated="1021"/>
        </table:table-row>
        <table:table-row table:style-name="ro4">
          <table:table-cell/>
          <table:table-cell table:style-name="ce6" office:value-type="string">
            <text:p>Détails : </text:p>
          </table:table-cell>
          <table:table-cell table:style-name="ce13" office:value-type="string">
            <text:p><text:span text:style-name="T1">En tant qu</text:span>'amateur d'echec</text:p>
            <text:p><text:span text:style-name="T1">Je veux</text:span> atteindre la page d'accueil de l'application Shakhmat </text:p>
            <text:p><text:span text:style-name="T1">Afin de</text:span> l'utiliser par la sui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 table:number-columns-spanned="2" table:number-rows-spanned="1">
            <text:p>US : Afichage page d'apprentissage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6" office:value-type="string">
            <text:p>Test : </text:p>
          </table:table-cell>
          <table:table-cell table:style-name="ce13" office:value-type="string">
            <text:p><text:span text:style-name="T1">Given</text:span> l'accès à l'application Shakhmat</text:p>
            <text:p><text:span text:style-name="T1">When</text:span><text:span text:style-name="T2"> je clique sur l'onglet apprendre</text:span></text:p>
            <text:p><text:span text:style-name="T1">Then </text:span><text:span text:style-name="T2">la page d'apprentissage apparait</text:span></text:p>
          </table:table-cell>
          <table:table-cell table:number-columns-repeated="1021"/>
        </table:table-row>
        <table:table-row table:style-name="ro4">
          <table:table-cell/>
          <table:table-cell table:style-name="ce6" office:value-type="string">
            <text:p>Détails : </text:p>
          </table:table-cell>
          <table:table-cell table:style-name="ce13" office:value-type="string">
            <text:p><text:span text:style-name="T1">En tant qu</text:span>'utilisateur de l'application Shakhmat</text:p>
            <text:p><text:span text:style-name="T1">Je veux</text:span> atteindre la page d'apprentissage Shakhmat </text:p>
            <text:p><text:span text:style-name="T1">Afin d</text:span><text:span text:style-name="T2">'apprendre les ouvertures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2" table:number-rows-spanned="1">
            <text:p>RG : Element de la page d'accueil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9" office:value-type="string">
            <text:p>Test : </text:p>
          </table:table-cell>
          <table:table-cell table:style-name="ce14" office:value-type="string">
            <text:p><text:span text:style-name="T1">Given</text:span> l'accès à l'application Shakhmat</text:p>
            <text:p><text:span text:style-name="T1">When</text:span><text:span text:style-name="T2"> je clique dur l'onglet apprendre</text:span></text:p>
            <text:p><text:span text:style-name="T1">Then </text:span><text:span text:style-name="T2">la page d'apprentissage (cf maquette) apparait</text:span>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string">
            <text:p>Détails : </text:p>
          </table:table-cell>
          <table:table-cell table:style-name="ce14" office:value-type="string">
            <text:p>Le message :</text:p>
            <text:p>"Bienvenue sur Shakhmat"</text:p>
            <text:p>Est en gras et centré à l'écr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2" table:number-rows-spanned="1">
            <text:p>RG : Affichage des onglets de l'application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9" office:value-type="string">
            <text:p>Test : </text:p>
          </table:table-cell>
          <table:table-cell table:style-name="ce14" office:value-type="string">
            <text:p><text:span text:style-name="T1">Given</text:span> l'accès à l'application Shakhmat</text:p>
            <text:p><text:span text:style-name="T1">When</text:span><text:span text:style-name="T2"> je clique sur un onglet</text:span></text:p>
            <text:p><text:span text:style-name="T1">Then </text:span><text:span text:style-name="T2">l'onglet selectionné est en gras</text:span>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string">
            <text:p>Détails : </text:p>
          </table:table-cell>
          <table:table-cell table:style-name="ce14" office:value-type="string">
            <text:p><text:span text:style-name="T1">En tant qu</text:span>'utilisateur de l'application Shakhmat</text:p>
            <text:p><text:span text:style-name="T1">Je veux</text:span> savoir sur quel onglet je navigue actuellement Shakhmat </text:p>
            <text:p><text:span text:style-name="T1">Afin de </text:span><text:span text:style-name="T2">ne pas me perdre dans ma navigation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2" table:number-rows-spanned="1">
            <text:p>RG : Element de la page d'apprentissage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9" office:value-type="string">
            <text:p>Test : </text:p>
          </table:table-cell>
          <table:table-cell table:style-name="ce14" office:value-type="string">
            <text:p><text:span text:style-name="T1">Given</text:span> l'accès à l'application Shakhmat</text:p>
            <text:p><text:span text:style-name="T1">When</text:span><text:span text:style-name="T2"> je clique dur l'onglet apprendre</text:span></text:p>
            <text:p><text:span text:style-name="T1">Then </text:span><text:span text:style-name="T2">la page d'apprentissage (cf maquette) apparait</text:span></text:p>
          </table:table-cell>
          <table:table-cell table:number-columns-repeated="1021"/>
        </table:table-row>
        <table:table-row table:style-name="ro5">
          <table:table-cell/>
          <table:table-cell table:style-name="ce9" office:value-type="string">
            <text:p>Détails : </text:p>
          </table:table-cell>
          <table:table-cell table:style-name="ce14" office:value-type="string">
            <text:p>1 Bandeau à gauche listant les ouvertures triées par ordre alphabétique</text:p>
            <text:p>2 La première ouverture de la liste est séléctionnée</text:p>
            <text:p>3 Un echequier en position initial est dans la partie droite de l'écran.</text:p>
            <text:p>4 Il est centr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2" table:number-rows-spanned="1">
            <text:p>RG : Définir un format de stockage</text:p>
          </table:table-cell>
          <table:covered-table-cell table:style-name="ce13"/>
          <table:table-cell table:number-columns-repeated="1021"/>
        </table:table-row>
        <table:table-row table:style-name="ro1">
          <table:table-cell/>
          <table:table-cell table:style-name="ce11" office:value-type="string">
            <text:p>Test : </text:p>
          </table:table-cell>
          <table:table-cell table:style-name="ce15" office:value-type="string">
            <text:p>Modèle de stockage lisible par divers diagrammes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Détails : </text:p>
          </table:table-cell>
          <table:table-cell table:style-name="ce15" office:value-type="string">
            <text:p>1 Définir un système de stockage : base relationnelle vs graphe vs fichier</text:p>
            <text:p>2 modéliser ce form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2" table:number-rows-spanned="1">
            <text:p>RG : Définition des ressources exposées</text:p>
          </table:table-cell>
          <table:covered-table-cell table:style-name="ce13"/>
          <table:table-cell table:number-columns-repeated="1021"/>
        </table:table-row>
        <table:table-row table:style-name="ro1">
          <table:table-cell/>
          <table:table-cell table:style-name="ce11" office:value-type="string">
            <text:p>Test : </text:p>
          </table:table-cell>
          <table:table-cell table:style-name="ce15" office:value-type="string">
            <text:p>swagger généré automatiquement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Détails : </text:p>
          </table:table-cell>
          <table:table-cell table:style-name="ce15" office:value-type="string">
            <text:p>1 Définition des ressources exposées par le back</text:p>
            <text:p>2 Séléction des premières méthodes d'exposition CRUD</text:p>
          </table:table-cell>
          <table:table-cell table:number-columns-repeated="1021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3">23/05/2022</text:date>, <text:time>17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5S</meta:editing-duration>
    <meta:editing-cycles>4</meta:editing-cycles>
    <meta:generator>OpenOffice/4.1.12$Win32 OpenOffice.org_project/4112m1$Build-9809</meta:generator>
    <dc:date>2022-05-23T17:54:34.04</dc:date>
    <dc:creator>Vincent 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